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SA" style:family="table">
      <style:table-properties style:width="6.925in" table:align="margins"/>
    </style:style>
    <style:style style:name="ISA.A" style:family="table-column">
      <style:table-column-properties style:column-width="1.3847in" style:rel-column-width="13104*"/>
    </style:style>
    <style:style style:name="ISA.C" style:family="table-column">
      <style:table-column-properties style:column-width="1.3854in" style:rel-column-width="13110*"/>
    </style:style>
    <style:style style:name="ISA.E" style:family="table-column">
      <style:table-column-properties style:column-width="1.3854in" style:rel-column-width="13113*"/>
    </style:style>
    <style:style style:name="ISA.A1" style:family="table-cell">
      <style:table-cell-properties fo:padding="0.0382in" fo:border-left="0.05pt solid #000000" fo:border-right="none" fo:border-top="0.05pt solid #000000" fo:border-bottom="0.05pt solid #000000"/>
    </style:style>
    <style:style style:name="ISA.E1" style:family="table-cell">
      <style:table-cell-properties fo:padding="0.0382in" fo:border="0.05pt solid #000000"/>
    </style:style>
    <style:style style:name="ISA.A2" style:family="table-cell">
      <style:table-cell-properties fo:padding="0.0382in" fo:border-left="0.05pt solid #000000" fo:border-right="none" fo:border-top="none" fo:border-bottom="0.05pt solid #000000"/>
    </style:style>
    <style:style style:name="ISA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Roboto Condensed" fo:font-size="14pt" fo:language="es" fo:country="VE" officeooo:rsid="001ac216" officeooo:paragraph-rsid="001ac216" style:font-size-asian="12.25pt" style:language-asian="zxx" style:country-asian="none" style:font-size-complex="14pt" style:language-complex="zxx" style:country-complex="none"/>
    </style:style>
    <style:style style:name="P2" style:family="paragraph" style:parent-style-name="Standard">
      <style:text-properties style:font-name="Roboto Condensed" fo:font-size="14pt" fo:language="es" fo:country="VE" officeooo:rsid="00209493" officeooo:paragraph-rsid="00b66af5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style:font-name="Roboto Condensed" fo:font-size="14pt" fo:language="es" fo:country="VE" officeooo:rsid="00209493" officeooo:paragraph-rsid="00b66af5" style:font-size-asian="12.25pt" style:language-asian="zxx" style:country-asian="none" style:font-size-complex="14pt" style:language-complex="zxx" style:country-complex="none"/>
    </style:style>
    <style:style style:name="P4" style:family="paragraph" style:parent-style-name="Standard">
      <style:text-properties style:font-name="Roboto Condensed" fo:font-size="14pt" fo:language="es" fo:country="VE" officeooo:rsid="004a2763" officeooo:paragraph-rsid="00b3c620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Standard">
      <style:text-properties style:font-name="Roboto Condensed" fo:font-size="14pt" fo:language="es" fo:country="VE" officeooo:rsid="00560e85" officeooo:paragraph-rsid="00a35974" style:font-size-asian="12.25pt" style:language-asian="zxx" style:country-asian="none" style:font-size-complex="14pt" style:language-complex="zxx" style:country-complex="none"/>
    </style:style>
    <style:style style:name="P6" style:family="paragraph" style:parent-style-name="Standard">
      <style:text-properties style:font-name="Roboto Condensed" fo:font-size="14pt" fo:language="es" fo:country="VE" officeooo:rsid="0057e7da" officeooo:paragraph-rsid="00981199" style:font-size-asian="12.25pt" style:language-asian="zxx" style:country-asian="none" style:font-size-complex="14pt" style:language-complex="zxx" style:country-complex="none"/>
    </style:style>
    <style:style style:name="P7" style:family="paragraph" style:parent-style-name="Standard">
      <style:text-properties style:font-name="Roboto Condensed" fo:font-size="14pt" fo:language="es" fo:country="VE" officeooo:rsid="006871d5" officeooo:paragraph-rsid="006871d5" style:font-size-asian="12.25pt" style:language-asian="zxx" style:country-asian="none" style:font-size-complex="14pt" style:language-complex="zxx" style:country-complex="none"/>
    </style:style>
    <style:style style:name="P8" style:family="paragraph" style:parent-style-name="Standard">
      <style:text-properties style:font-name="Roboto Condensed" fo:font-size="14pt" fo:language="es" fo:country="VE" officeooo:rsid="003e02eb" officeooo:paragraph-rsid="00b66af5" style:font-size-asian="12.25pt" style:language-asian="zxx" style:country-asian="none" style:font-size-complex="14pt" style:language-complex="zxx" style:country-complex="none"/>
    </style:style>
    <style:style style:name="P9" style:family="paragraph" style:parent-style-name="Standard">
      <style:text-properties style:font-name="Roboto Condensed" fo:font-size="14pt" fo:language="es" fo:country="VE" officeooo:rsid="0087cdbe" officeooo:paragraph-rsid="008168c3" style:font-size-asian="12.25pt" style:language-asian="zxx" style:country-asian="none" style:font-size-complex="14pt" style:language-complex="zxx" style:country-complex="none"/>
    </style:style>
    <style:style style:name="P10" style:family="paragraph" style:parent-style-name="Standard">
      <style:text-properties style:font-name="Roboto Condensed" fo:font-size="14pt" fo:language="es" fo:country="VE" officeooo:rsid="00ad7ee2" officeooo:paragraph-rsid="00adfe4b" style:font-size-asian="12.25pt" style:language-asian="zxx" style:country-asian="none" style:font-size-complex="14pt" style:language-complex="zxx" style:country-complex="none"/>
    </style:style>
    <style:style style:name="P11" style:family="paragraph" style:parent-style-name="Standard">
      <style:text-properties style:font-name="Roboto Condensed" fo:font-size="14pt" fo:language="es" fo:country="VE" officeooo:rsid="00a35974" officeooo:paragraph-rsid="00a35974" style:font-size-asian="12.25pt" style:language-asian="zxx" style:country-asian="none" style:font-size-complex="14pt" style:language-complex="zxx" style:country-complex="none"/>
    </style:style>
    <style:style style:name="P12" style:family="paragraph" style:parent-style-name="Standard">
      <style:text-properties style:font-name="Roboto Condensed" fo:font-size="14pt" fo:language="es" fo:country="VE" officeooo:rsid="0096d995" officeooo:paragraph-rsid="005eaa88" style:font-size-asian="12.25pt" style:language-asian="zxx" style:country-asian="none" style:font-size-complex="14pt" style:language-complex="zxx" style:country-complex="none"/>
    </style:style>
    <style:style style:name="P13" style:family="paragraph" style:parent-style-name="Standard">
      <style:text-properties style:font-name="Roboto Condensed" fo:font-size="14pt" fo:language="es" fo:country="VE" officeooo:rsid="00c05984" officeooo:paragraph-rsid="00c05984" style:font-size-asian="12.25pt" style:language-asian="zxx" style:country-asian="none" style:font-size-complex="14pt" style:language-complex="zxx" style:country-complex="none"/>
    </style:style>
    <style:style style:name="P14" style:family="paragraph" style:parent-style-name="Standard">
      <style:text-properties style:font-name="Roboto Condensed" fo:font-size="14pt" fo:language="es" fo:country="VE" officeooo:rsid="00c0ffae" officeooo:paragraph-rsid="00c05984" style:font-size-asian="12.25pt" style:language-asian="zxx" style:country-asian="none" style:font-size-complex="14pt" style:language-complex="zxx" style:country-complex="none"/>
    </style:style>
    <style:style style:name="P15" style:family="paragraph" style:parent-style-name="Standard">
      <style:paragraph-properties fo:text-align="center" style:justify-single-word="false"/>
      <style:text-properties style:font-name="Roboto Condensed" fo:font-size="18pt" fo:language="es" fo:country="VE" officeooo:rsid="001ac216" officeooo:paragraph-rsid="001ac216" style:font-size-asian="15.75pt" style:language-asian="zxx" style:country-asian="none" style:font-size-complex="18pt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fo:font-weight="bold" officeooo:rsid="001ac216" officeooo:paragraph-rsid="001ac216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fo:font-weight="bold" officeooo:rsid="006aacf9" officeooo:paragraph-rsid="006aacf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fo:font-weight="bold" officeooo:rsid="00836624" officeooo:paragraph-rsid="00836624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fo:font-weight="bold" officeooo:rsid="00856ae6" officeooo:paragraph-rsid="00856ae6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fo:font-weight="bold" officeooo:rsid="00ab163c" officeooo:paragraph-rsid="00ab163c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fo:font-weight="bold" officeooo:rsid="00ceaca1" officeooo:paragraph-rsid="00d0ecfa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fo:font-weight="bold" officeooo:rsid="00ceaca1" officeooo:paragraph-rsid="00dac9ce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fo:font-weight="bold" officeooo:rsid="00ceff7d" officeooo:paragraph-rsid="00ceff7d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fo:font-weight="bold" officeooo:rsid="00db6c17" officeooo:paragraph-rsid="00db6c17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officeooo:rsid="001ce1e5" officeooo:paragraph-rsid="001ce1e5" style:font-size-asian="12.25pt" style:language-asian="zxx" style:country-asian="none" style:font-size-complex="14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style:font-size-asian="12.25pt" style:language-asian="zxx" style:country-asian="none" style:font-size-complex="14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officeooo:rsid="0023f84f" officeooo:paragraph-rsid="0023f84f" style:font-size-asian="12.25pt" style:language-asian="zxx" style:country-asian="none" style:font-size-complex="14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officeooo:rsid="006f3bb7" officeooo:paragraph-rsid="006f3bb7" style:font-size-asian="12.25pt" style:language-asian="zxx" style:country-asian="none" style:font-size-complex="14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officeooo:rsid="007139fa" officeooo:paragraph-rsid="007139fa" style:font-size-asian="12.25pt" style:language-asian="zxx" style:country-asian="none" style:font-size-complex="14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officeooo:rsid="008427c8" officeooo:paragraph-rsid="008427c8" style:font-size-asian="12.25pt" style:language-asian="zxx" style:country-asian="none" style:font-size-complex="14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officeooo:rsid="0086aad3" officeooo:paragraph-rsid="0086aad3" style:font-size-asian="12.25pt" style:language-asian="zxx" style:country-asian="none" style:font-size-complex="14pt" style:language-complex="zxx" style:country-complex="none"/>
    </style:style>
    <style:style style:name="P32" style:family="paragraph" style:parent-style-name="Table_20_Contents">
      <style:paragraph-properties fo:text-align="center" style:justify-single-word="false"/>
      <style:text-properties style:font-name="Roboto Condensed" fo:font-size="14pt" officeooo:rsid="00c238ec" officeooo:paragraph-rsid="00c238ec" style:font-size-asian="12.25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Roboto Condensed" fo:font-size="14pt" officeooo:rsid="00c45bf8" officeooo:paragraph-rsid="00c45bf8" style:font-size-asian="12.25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Roboto Condensed" fo:font-size="14pt" officeooo:rsid="00c58ed8" officeooo:paragraph-rsid="00c58ed8" style:font-size-asian="12.25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Roboto Condensed" fo:font-size="14pt" officeooo:rsid="00c78b5f" officeooo:paragraph-rsid="00c78b5f" style:font-size-asian="12.25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Roboto Condensed" fo:font-size="14pt" officeooo:rsid="00c9bbfe" officeooo:paragraph-rsid="00c9bbfe" style:font-size-asian="12.25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color="#808080" style:font-name="Roboto Condensed" fo:font-size="14pt" fo:language="es" fo:country="VE" officeooo:rsid="001ac216" officeooo:paragraph-rsid="001ac216" style:font-size-asian="12.25pt" style:language-asian="zxx" style:country-asian="none" style:font-size-complex="14pt" style:language-complex="zxx" style:country-complex="none"/>
    </style:style>
    <style:style style:name="P38" style:family="paragraph" style:parent-style-name="Table_20_Contents">
      <style:paragraph-properties fo:text-align="center" style:justify-single-word="false"/>
      <style:text-properties fo:color="#ef413d" style:font-name="Roboto Condensed" fo:font-size="14pt" fo:language="es" fo:country="VE" fo:font-weight="bold" officeooo:rsid="001ac216" officeooo:paragraph-rsid="001ac216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Roboto Condensed" fo:font-size="14pt" fo:language="es" fo:country="VE" officeooo:rsid="001ac216" officeooo:paragraph-rsid="001ac216" style:font-size-asian="12.25pt" style:language-asian="zxx" style:country-asian="none" style:font-size-complex="14pt" style:language-complex="zxx" style:country-complex="none"/>
    </style:style>
    <style:style style:name="P40" style:family="paragraph" style:parent-style-name="Standard">
      <style:text-properties style:font-name="Roboto Condensed" fo:font-size="14pt" fo:language="es" fo:country="VE" officeooo:rsid="001ac216" officeooo:paragraph-rsid="00f0de75" style:font-size-asian="12.25pt" style:language-asian="zxx" style:country-asian="none" style:font-size-complex="14pt" style:language-complex="zxx" style:country-complex="none"/>
    </style:style>
    <style:style style:name="P41" style:family="paragraph" style:parent-style-name="Standard">
      <style:text-properties style:font-name="Roboto Condensed" fo:font-size="14pt" fo:language="es" fo:country="VE" officeooo:rsid="0074732b" officeooo:paragraph-rsid="00fafd71" style:font-size-asian="12.25pt" style:language-asian="zxx" style:country-asian="none" style:font-size-complex="14pt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fo:font-weight="bold" officeooo:rsid="00e34944" officeooo:paragraph-rsid="00e34944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fo:font-weight="bold" officeooo:rsid="001ac216" officeooo:paragraph-rsid="001ac216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fo:font-weight="bold" officeooo:rsid="00e4ae40" officeooo:paragraph-rsid="00e4ae40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fo:font-weight="bold" officeooo:rsid="00eba7de" officeooo:paragraph-rsid="00eba7de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fo:font-weight="bold" officeooo:rsid="00f27ea4" officeooo:paragraph-rsid="00f27ea4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officeooo:rsid="001ce1e5" officeooo:paragraph-rsid="001ce1e5" style:font-size-asian="12.25pt" style:language-asian="zxx" style:country-asian="none" style:font-size-complex="14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style:font-size-asian="12.25pt" style:language-asian="zxx" style:country-asian="none" style:font-size-complex="14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Roboto Condensed" fo:font-size="14pt" fo:language="es" fo:country="VE" officeooo:rsid="00e4e957" officeooo:paragraph-rsid="00e4e957" style:font-size-asian="12.25pt" style:language-asian="zxx" style:country-asian="none" style:font-size-complex="14pt" style:language-complex="zxx" style:country-complex="none"/>
    </style:style>
    <style:style style:name="T1" style:family="text">
      <style:text-properties officeooo:rsid="001afb55"/>
    </style:style>
    <style:style style:name="T2" style:family="text">
      <style:text-properties officeooo:rsid="0043d0d7"/>
    </style:style>
    <style:style style:name="T3" style:family="text">
      <style:text-properties officeooo:rsid="004f5739"/>
    </style:style>
    <style:style style:name="T4" style:family="text">
      <style:text-properties officeooo:rsid="005a5a4c"/>
    </style:style>
    <style:style style:name="T5" style:family="text">
      <style:text-properties officeooo:rsid="0074732b"/>
    </style:style>
    <style:style style:name="T6" style:family="text">
      <style:text-properties officeooo:rsid="0078b449"/>
    </style:style>
    <style:style style:name="T7" style:family="text">
      <style:text-properties officeooo:rsid="0092f8d8"/>
    </style:style>
    <style:style style:name="T8" style:family="text">
      <style:text-properties officeooo:rsid="00a35974"/>
    </style:style>
    <style:style style:name="T9" style:family="text">
      <style:text-properties officeooo:rsid="00ab163c"/>
    </style:style>
    <style:style style:name="T10" style:family="text">
      <style:text-properties officeooo:rsid="00bee326"/>
    </style:style>
    <style:style style:name="T11" style:family="text">
      <style:text-properties officeooo:rsid="01051963"/>
    </style:style>
    <style:style style:name="T12" style:family="text">
      <style:text-properties style:text-underline-style="solid" style:text-underline-type="double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officeooo:rsid="0108ff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DA SPECIFICATION</text:p>
      <text:p text:style-name="P39">INSTRUCTION SET</text:p>
      <text:p text:style-name="P39"/>
      <text:p text:style-name="P40"/>
      <table:table table:name="ISA" table:style-name="ISA">
        <table:table-column table:style-name="ISA.A" table:number-columns-repeated="2"/>
        <table:table-column table:style-name="ISA.C"/>
        <table:table-column table:style-name="ISA.A"/>
        <table:table-column table:style-name="ISA.E"/>
        <table:table-row>
          <table:table-cell table:style-name="ISA.A1" office:value-type="string">
            <text:p text:style-name="P37">4 BITS</text:p>
          </table:table-cell>
          <table:table-cell table:style-name="ISA.A1" office:value-type="string">
            <text:p text:style-name="P37">4 BITS</text:p>
          </table:table-cell>
          <table:table-cell table:style-name="ISA.A1" office:value-type="string">
            <text:p text:style-name="P37">4 BITS</text:p>
          </table:table-cell>
          <table:table-cell table:style-name="ISA.A1" office:value-type="string">
            <text:p text:style-name="P37">4 BITS</text:p>
          </table:table-cell>
          <table:table-cell table:style-name="ISA.E1" office:value-type="string">
            <text:p text:style-name="P37"><text:span text:style-name="T1">16</text:span> BITS</text:p>
          </table:table-cell>
        </table:table-row>
        <table:table-row>
          <table:table-cell table:style-name="ISA.A2" office:value-type="string">
            <text:p text:style-name="P38">OPCODE</text:p>
          </table:table-cell>
          <table:table-cell table:style-name="ISA.A2" office:value-type="string">
            <text:p text:style-name="P38">REG A</text:p>
          </table:table-cell>
          <table:table-cell table:style-name="ISA.A2" office:value-type="string">
            <text:p text:style-name="P38">REG B</text:p>
          </table:table-cell>
          <table:table-cell table:style-name="ISA.A2" office:value-type="string">
            <text:p text:style-name="P38">REG DEST</text:p>
          </table:table-cell>
          <table:table-cell table:style-name="ISA.E2" office:value-type="string">
            <text:p text:style-name="P38">OFFSET</text:p>
          </table:table-cell>
        </table:table-row>
        <table:table-row>
          <table:table-cell table:style-name="ISA.A2" office:value-type="string">
            <text:p text:style-name="P46">BUB</text:p>
          </table:table-cell>
          <table:table-cell table:style-name="ISA.A2" office:value-type="string">
            <text:p text:style-name="P25"/>
          </table:table-cell>
          <table:table-cell table:style-name="ISA.A2" office:value-type="string">
            <text:p text:style-name="P26"/>
          </table:table-cell>
          <table:table-cell table:style-name="ISA.A2" office:value-type="string">
            <text:p text:style-name="P25"/>
          </table:table-cell>
          <table:table-cell table:style-name="ISA.E2" office:value-type="string">
            <text:p text:style-name="P25"/>
          </table:table-cell>
        </table:table-row>
        <table:table-row>
          <table:table-cell table:style-name="ISA.A2" office:value-type="string">
            <text:p text:style-name="P16">STORE</text:p>
          </table:table-cell>
          <table:table-cell table:style-name="ISA.A2" office:value-type="string">
            <text:p text:style-name="P25">@</text:p>
          </table:table-cell>
          <table:table-cell table:style-name="ISA.A2" office:value-type="string">
            <text:p text:style-name="P26"/>
          </table:table-cell>
          <table:table-cell table:style-name="ISA.A2" office:value-type="string">
            <text:p text:style-name="P25">@</text:p>
          </table:table-cell>
          <table:table-cell table:style-name="ISA.E2" office:value-type="string">
            <text:p text:style-name="P25">@</text:p>
          </table:table-cell>
        </table:table-row>
        <table:table-row>
          <table:table-cell table:style-name="ISA.A2" office:value-type="string">
            <text:p text:style-name="P16">LOAD</text:p>
          </table:table-cell>
          <table:table-cell table:style-name="ISA.A2" office:value-type="string">
            <text:p text:style-name="P25">@</text:p>
          </table:table-cell>
          <table:table-cell table:style-name="ISA.A2" office:value-type="string">
            <text:p text:style-name="P26"/>
          </table:table-cell>
          <table:table-cell table:style-name="ISA.A2" office:value-type="string">
            <text:p text:style-name="P25">@</text:p>
          </table:table-cell>
          <table:table-cell table:style-name="ISA.E2" office:value-type="string">
            <text:p text:style-name="P25">@</text:p>
          </table:table-cell>
        </table:table-row>
        <table:table-row>
          <table:table-cell table:style-name="ISA.A2" office:value-type="string">
            <text:p text:style-name="P16">LOAD_I</text:p>
          </table:table-cell>
          <table:table-cell table:style-name="ISA.A2" office:value-type="string">
            <text:p text:style-name="P25">@</text:p>
          </table:table-cell>
          <table:table-cell table:style-name="ISA.A2" office:value-type="string">
            <text:p text:style-name="P25"/>
          </table:table-cell>
          <table:table-cell table:style-name="ISA.A2" office:value-type="string">
            <text:p text:style-name="P25">@</text:p>
          </table:table-cell>
          <table:table-cell table:style-name="ISA.E2" office:value-type="string">
            <text:p text:style-name="P27">@</text:p>
          </table:table-cell>
        </table:table-row>
        <table:table-row>
          <table:table-cell table:style-name="ISA.A2" office:value-type="string">
            <text:p text:style-name="P16">JEZ</text:p>
          </table:table-cell>
          <table:table-cell table:style-name="ISA.A2" office:value-type="string">
            <text:p text:style-name="P25">@</text:p>
          </table:table-cell>
          <table:table-cell table:style-name="ISA.A2" office:value-type="string">
            <text:p text:style-name="P26"/>
          </table:table-cell>
          <table:table-cell table:style-name="ISA.A2" office:value-type="string">
            <text:p text:style-name="P26"/>
          </table:table-cell>
          <table:table-cell table:style-name="ISA.E2" office:value-type="string">
            <text:p text:style-name="P25">@</text:p>
          </table:table-cell>
        </table:table-row>
        <table:table-row>
          <table:table-cell table:style-name="ISA.A2" office:value-type="string">
            <text:p text:style-name="P16">ADD</text:p>
          </table:table-cell>
          <table:table-cell table:style-name="ISA.A2" office:value-type="string">
            <text:p text:style-name="P25">@</text:p>
          </table:table-cell>
          <table:table-cell table:style-name="ISA.A2" office:value-type="string">
            <text:p text:style-name="P25">@</text:p>
          </table:table-cell>
          <table:table-cell table:style-name="ISA.A2" office:value-type="string">
            <text:p text:style-name="P25">@</text:p>
          </table:table-cell>
          <table:table-cell table:style-name="ISA.E2" office:value-type="string">
            <text:p text:style-name="P26"/>
          </table:table-cell>
        </table:table-row>
        <table:table-row>
          <table:table-cell table:style-name="ISA.A2" office:value-type="string">
            <text:p text:style-name="P17">ADD_I</text:p>
          </table:table-cell>
          <table:table-cell table:style-name="ISA.A2" office:value-type="string">
            <text:p text:style-name="P28">@</text:p>
          </table:table-cell>
          <table:table-cell table:style-name="ISA.A2" office:value-type="string">
            <text:p text:style-name="P25"/>
          </table:table-cell>
          <table:table-cell table:style-name="ISA.A2" office:value-type="string">
            <text:p text:style-name="P29">@</text:p>
          </table:table-cell>
          <table:table-cell table:style-name="ISA.E2" office:value-type="string">
            <text:p text:style-name="P29">@</text:p>
          </table:table-cell>
        </table:table-row>
        <table:table-row>
          <table:table-cell table:style-name="ISA.A2" office:value-type="string">
            <text:p text:style-name="P18">MUL</text:p>
          </table:table-cell>
          <table:table-cell table:style-name="ISA.A2" office:value-type="string">
            <text:p text:style-name="P30">@</text:p>
          </table:table-cell>
          <table:table-cell table:style-name="ISA.A2" office:value-type="string">
            <text:p text:style-name="P30">@</text:p>
          </table:table-cell>
          <table:table-cell table:style-name="ISA.A2" office:value-type="string">
            <text:p text:style-name="P30">@</text:p>
          </table:table-cell>
          <table:table-cell table:style-name="ISA.E2" office:value-type="string">
            <text:p text:style-name="P29"/>
          </table:table-cell>
        </table:table-row>
        <table:table-row>
          <table:table-cell table:style-name="ISA.A2" office:value-type="string">
            <text:p text:style-name="P19">MUL_I</text:p>
          </table:table-cell>
          <table:table-cell table:style-name="ISA.A2" office:value-type="string">
            <text:p text:style-name="P31">@</text:p>
          </table:table-cell>
          <table:table-cell table:style-name="ISA.A2" office:value-type="string">
            <text:p text:style-name="P30"/>
          </table:table-cell>
          <table:table-cell table:style-name="ISA.A2" office:value-type="string">
            <text:p text:style-name="P31">@</text:p>
          </table:table-cell>
          <table:table-cell table:style-name="ISA.E2" office:value-type="string">
            <text:p text:style-name="P31">@</text:p>
          </table:table-cell>
        </table:table-row>
        <table:table-row>
          <table:table-cell table:style-name="ISA.A2" office:value-type="string">
            <text:p text:style-name="P20">SUB</text:p>
          </table:table-cell>
          <table:table-cell table:style-name="ISA.A2" office:value-type="string">
            <text:p text:style-name="P25">@</text:p>
          </table:table-cell>
          <table:table-cell table:style-name="ISA.A2" office:value-type="string">
            <text:p text:style-name="P25">@</text:p>
          </table:table-cell>
          <table:table-cell table:style-name="ISA.A2" office:value-type="string">
            <text:p text:style-name="P25">@</text:p>
          </table:table-cell>
          <table:table-cell table:style-name="ISA.E2" office:value-type="string">
            <text:p text:style-name="P26"/>
          </table:table-cell>
        </table:table-row>
        <table:table-row>
          <table:table-cell table:style-name="ISA.A2" office:value-type="string">
            <text:p text:style-name="P17"><text:span text:style-name="T9">SUB</text:span>_I</text:p>
          </table:table-cell>
          <table:table-cell table:style-name="ISA.A2" office:value-type="string">
            <text:p text:style-name="P28">@</text:p>
          </table:table-cell>
          <table:table-cell table:style-name="ISA.A2" office:value-type="string">
            <text:p text:style-name="P25"/>
          </table:table-cell>
          <table:table-cell table:style-name="ISA.A2" office:value-type="string">
            <text:p text:style-name="P29">@</text:p>
          </table:table-cell>
          <table:table-cell table:style-name="ISA.E2" office:value-type="string">
            <text:p text:style-name="P29">@</text:p>
          </table:table-cell>
        </table:table-row>
        <table:table-row>
          <table:table-cell table:style-name="ISA.A2" office:value-type="string">
            <text:p text:style-name="P44">JMP</text:p>
          </table:table-cell>
          <table:table-cell table:style-name="ISA.A2" office:value-type="string">
            <text:p text:style-name="P49">@</text:p>
          </table:table-cell>
          <table:table-cell table:style-name="ISA.A2" office:value-type="string">
            <text:p text:style-name="P26"/>
          </table:table-cell>
          <table:table-cell table:style-name="ISA.A2" office:value-type="string">
            <text:p text:style-name="P26"/>
          </table:table-cell>
          <table:table-cell table:style-name="ISA.E2" office:value-type="string">
            <text:p text:style-name="P49">@</text:p>
          </table:table-cell>
        </table:table-row>
      </table:table>
      <text:p text:style-name="P1"/>
      <text:p text:style-name="P2">L<text:span text:style-name="T5">OAD</text:span> : <text:span text:style-name="T2">[reg Dest] ← @([reg A] + offset)</text:span></text:p>
      <text:p text:style-name="P8">LOAD_I : [reg Dest] ← ([reg A] + offset)</text:p>
      <text:p text:style-name="P3">S<text:span text:style-name="T5">TORE</text:span> : <text:span text:style-name="T7">@([reg A] + offset) ← [reg Dest]</text:span></text:p>
      <text:p text:style-name="P41">ADD_I : <text:span text:style-name="T6">[reg Dest] ← ([reg Dest] + [reg A] + offset)</text:span></text:p>
      <text:p text:style-name="P9">MUL_I : [reg Dest] ← ([reg Dest] * ([reg A] + offset))</text:p>
      <text:p text:style-name="P10">SUB_I : [reg Dest] ← ([reg Dest] - ([reg A] + offset)) <text:s text:c="2"/></text:p>
      <text:p text:style-name="P4">JEZ : <text:span text:style-name="T3">[PC] ← @@([reg A] + offset) if(Z == 0)</text:span></text:p>
      <text:p text:style-name="P7"/>
      <text:p text:style-name="P7">leyenda:</text:p>
      <text:p text:style-name="P6">[] : <text:span text:style-name="T4">P</text:span>osición en registros.</text:p>
      <text:p text:style-name="P11">@@() : Posición en memoria de instrucciones.</text:p>
      <text:p text:style-name="P5"><text:span text:style-name="T8">@</text:span>() : <text:span text:style-name="T4">Posición en memoria de datos.</text:span></text:p>
      <text:p text:style-name="P12">() : Número entero.</text:p>
      <text:p text:style-name="P13"><text:soft-page-break/>La instrucción “0 absoluto” será utilizada para <text:span text:style-name="T13">introducir</text:span> burbujas <text:span text:style-name="T14">entre dependencias.</text:span></text:p>
      <text:p text:style-name="P1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5">BUB</text:p>
          </table:table-cell>
          <table:table-cell table:style-name="Table1.A1" office:value-type="string">
            <text:p text:style-name="P36">0000</text:p>
          </table:table-cell>
          <table:table-cell table:style-name="Table1.C1" office:value-type="string">
            <text:p text:style-name="P36">0</text:p>
          </table:table-cell>
        </table:table-row>
        <table:table-row>
          <table:table-cell table:style-name="Table1.A2" office:value-type="string">
            <text:p text:style-name="P16">STORE</text:p>
          </table:table-cell>
          <table:table-cell table:style-name="Table1.A2" office:value-type="string">
            <text:p text:style-name="P32">0001</text:p>
          </table:table-cell>
          <table:table-cell table:style-name="Table1.C2" office:value-type="string">
            <text:p text:style-name="P36">1</text:p>
          </table:table-cell>
        </table:table-row>
        <table:table-row>
          <table:table-cell table:style-name="Table1.A2" office:value-type="string">
            <text:p text:style-name="P16">LOAD</text:p>
          </table:table-cell>
          <table:table-cell table:style-name="Table1.A2" office:value-type="string">
            <text:p text:style-name="P32">0010</text:p>
          </table:table-cell>
          <table:table-cell table:style-name="Table1.C2" office:value-type="string">
            <text:p text:style-name="P36">2</text:p>
          </table:table-cell>
        </table:table-row>
        <table:table-row>
          <table:table-cell table:style-name="Table1.A2" office:value-type="string">
            <text:p text:style-name="P16">LOAD_I</text:p>
          </table:table-cell>
          <table:table-cell table:style-name="Table1.A2" office:value-type="string">
            <text:p text:style-name="P32">0011</text:p>
          </table:table-cell>
          <table:table-cell table:style-name="Table1.C2" office:value-type="string">
            <text:p text:style-name="P36">3</text:p>
          </table:table-cell>
        </table:table-row>
        <table:table-row>
          <table:table-cell table:style-name="Table1.A2" office:value-type="string">
            <text:p text:style-name="P22">JEZ</text:p>
          </table:table-cell>
          <table:table-cell table:style-name="Table1.A2" office:value-type="string">
            <text:p text:style-name="P33">0100</text:p>
          </table:table-cell>
          <table:table-cell table:style-name="Table1.C2" office:value-type="string">
            <text:p text:style-name="P36">4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34">0101</text:p>
          </table:table-cell>
          <table:table-cell table:style-name="Table1.C2" office:value-type="string">
            <text:p text:style-name="P36">5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34">0110</text:p>
          </table:table-cell>
          <table:table-cell table:style-name="Table1.C2" office:value-type="string">
            <text:p text:style-name="P36">6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34">0111</text:p>
          </table:table-cell>
          <table:table-cell table:style-name="Table1.C2" office:value-type="string">
            <text:p text:style-name="P36">7</text:p>
          </table:table-cell>
        </table:table-row>
        <table:table-row>
          <table:table-cell table:style-name="Table1.A2" office:value-type="string">
            <text:p text:style-name="P16">ADD</text:p>
          </table:table-cell>
          <table:table-cell table:style-name="Table1.A2" office:value-type="string">
            <text:p text:style-name="P36">1000</text:p>
          </table:table-cell>
          <table:table-cell table:style-name="Table1.C2" office:value-type="string">
            <text:p text:style-name="P36">8</text:p>
          </table:table-cell>
        </table:table-row>
        <table:table-row>
          <table:table-cell table:style-name="Table1.A2" office:value-type="string">
            <text:p text:style-name="P17">ADD_I</text:p>
          </table:table-cell>
          <table:table-cell table:style-name="Table1.A2" office:value-type="string">
            <text:p text:style-name="P32">1001</text:p>
          </table:table-cell>
          <table:table-cell table:style-name="Table1.C2" office:value-type="string">
            <text:p text:style-name="P36">9</text:p>
          </table:table-cell>
        </table:table-row>
        <table:table-row>
          <table:table-cell table:style-name="Table1.A2" office:value-type="string">
            <text:p text:style-name="P18">MUL</text:p>
          </table:table-cell>
          <table:table-cell table:style-name="Table1.A2" office:value-type="string">
            <text:p text:style-name="P32">1010</text:p>
          </table:table-cell>
          <table:table-cell table:style-name="Table1.C2" office:value-type="string">
            <text:p text:style-name="P36">10</text:p>
          </table:table-cell>
        </table:table-row>
        <table:table-row>
          <table:table-cell table:style-name="Table1.A2" office:value-type="string">
            <text:p text:style-name="P19">MUL_I</text:p>
          </table:table-cell>
          <table:table-cell table:style-name="Table1.A2" office:value-type="string">
            <text:p text:style-name="P32">1011</text:p>
          </table:table-cell>
          <table:table-cell table:style-name="Table1.C2" office:value-type="string">
            <text:p text:style-name="P36">11</text:p>
          </table:table-cell>
        </table:table-row>
        <table:table-row>
          <table:table-cell table:style-name="Table1.A2" office:value-type="string">
            <text:p text:style-name="P20">SUB</text:p>
          </table:table-cell>
          <table:table-cell table:style-name="Table1.A2" office:value-type="string">
            <text:p text:style-name="P32">1100</text:p>
          </table:table-cell>
          <table:table-cell table:style-name="Table1.C2" office:value-type="string">
            <text:p text:style-name="P36">12</text:p>
          </table:table-cell>
        </table:table-row>
        <table:table-row>
          <table:table-cell table:style-name="Table1.A2" office:value-type="string">
            <text:p text:style-name="P17"><text:span text:style-name="T9">SUB</text:span>_I<text:tab/></text:p>
          </table:table-cell>
          <table:table-cell table:style-name="Table1.A2" office:value-type="string">
            <text:p text:style-name="P32">1101</text:p>
          </table:table-cell>
          <table:table-cell table:style-name="Table1.C2" office:value-type="string">
            <text:p text:style-name="P36">13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2">1110</text:p>
          </table:table-cell>
          <table:table-cell table:style-name="Table1.C2" office:value-type="string">
            <text:p text:style-name="P36">14</text:p>
          </table:table-cell>
        </table:table-row>
        <table:table-row>
          <table:table-cell table:style-name="Table1.A2" office:value-type="string">
            <text:p text:style-name="P42">JMP</text:p>
          </table:table-cell>
          <table:table-cell table:style-name="Table1.A2" office:value-type="string">
            <text:p text:style-name="P35">1111</text:p>
          </table:table-cell>
          <table:table-cell table:style-name="Table1.C2" office:value-type="string">
            <text:p text:style-name="P36">15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03:50:08.908180325</meta:creation-date>
    <dc:date>2018-05-13T21:29:18.416367000</dc:date>
    <meta:editing-duration>PT8H28M28S</meta:editing-duration>
    <meta:editing-cycles>153</meta:editing-cycles>
    <meta:generator>LibreOffice/5.2.7.2$Linux_X86_64 LibreOffice_project/20m0$Build-2</meta:generator>
    <meta:document-statistic meta:table-count="2" meta:image-count="0" meta:object-count="0" meta:page-count="2" meta:paragraph-count="112" meta:word-count="218" meta:character-count="853" meta:non-whitespace-character-count="743"/>
  </office:meta>
</office:document-meta>
</file>